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3.493cm" table:align="left"/>
    </style:style>
    <style:style style:name="Tableau1.A" style:family="table-column">
      <style:table-column-properties style:column-width="3.493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c2ee" officeooo:paragraph-rsid="0002c2ee"/>
    </style:style>
    <style:style style:name="P2" style:family="paragraph" style:parent-style-name="Standard">
      <style:text-properties style:text-underline-style="solid" style:text-underline-width="auto" style:text-underline-color="font-color" officeooo:rsid="0002c2ee" officeooo:paragraph-rsid="0002c2ee"/>
    </style:style>
    <style:style style:name="P3" style:family="paragraph" style:parent-style-name="Standard">
      <style:text-properties officeooo:paragraph-rsid="0002c2ee"/>
    </style:style>
    <style:style style:name="P4" style:family="paragraph" style:parent-style-name="Table_20_Contents">
      <style:text-properties officeooo:rsid="0002c2ee" officeooo:paragraph-rsid="0002c2ee"/>
    </style:style>
    <style:style style:name="P5" style:family="paragraph" style:parent-style-name="Standard" style:list-style-name="L1">
      <style:text-properties fo:font-style="italic" style:text-underline-style="none" officeooo:rsid="0002c2ee" officeooo:paragraph-rsid="0002c2ee" style:font-style-asian="italic" style:font-style-complex="italic"/>
    </style:style>
    <style:style style:name="P6" style:family="paragraph" style:parent-style-name="Standard">
      <style:text-properties fo:font-style="italic" style:text-underline-style="none" officeooo:rsid="0002c2ee" officeooo:paragraph-rsid="0002c2ee" style:font-style-asian="italic" style:font-style-complex="italic"/>
    </style:style>
    <style:style style:name="P7" style:family="paragraph" style:parent-style-name="Standard">
      <style:text-properties fo:font-style="normal" style:text-underline-style="none" officeooo:rsid="0002c2ee" officeooo:paragraph-rsid="0002c2ee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05b111" officeooo:paragraph-rsid="0005b111" style:font-style-asian="normal" style:font-style-complex="normal"/>
    </style:style>
    <style:style style:name="P9" style:family="paragraph" style:parent-style-name="Standard" style:list-style-name="L3">
      <style:text-properties fo:font-style="normal" style:text-underline-style="none" officeooo:rsid="0005b111" officeooo:paragraph-rsid="0005b111" style:font-style-asian="normal" style:font-style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officeooo:rsid="0002c2ee" officeooo:paragraph-rsid="0002c2ee" style:font-style-asian="normal" style:font-style-complex="normal"/>
    </style:style>
    <style:style style:name="P11" style:family="paragraph" style:parent-style-name="Standard">
      <style:paragraph-properties fo:break-before="page"/>
      <style:text-properties fo:font-style="normal" style:text-underline-style="none" officeooo:rsid="0005b111" officeooo:paragraph-rsid="0005b111" style:font-style-asian="normal" style:font-style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officeooo:rsid="0002c2ee" style:font-style-asian="italic" style:font-style-complex="italic"/>
    </style:style>
    <style:style style:name="T4" style:family="text">
      <style:text-properties fo:font-style="italic" style:text-underline-style="none" officeooo:rsid="0002eab6" style:font-style-asian="italic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ur ouvrir un fichier</text:p>
      <text:p text:style-name="P2"/>
      <text:p text:style-name="P2">Dans le code <text:span text:style-name="T1">:</text:span></text:p>
      <text:p text:style-name="P3"><text:span text:style-name="T3">fd = open(« monHome/toto.txt », <text:s text:c="24"/>, 0666</text:span><text:span text:style-name="T4">)</text:span></text:p>
      <text:list xml:id="list1751446178362282074" text:style-name="L1">
        <text:list-item>
          <text:p text:style-name="P5">O_RDONLY</text:p>
        </text:list-item>
        <text:list-item>
          <text:p text:style-name="P5">O_WRONLY</text:p>
        </text:list-item>
        <text:list-item>
          <text:p text:style-name="P5">O_TRUNC</text:p>
        </text:list-item>
        <text:list-item>
          <text:p text:style-name="P5">O_APPEND</text:p>
        </text:list-item>
      </text:list>
      <text:p text:style-name="P6"/>
      <text:p text:style-name="P7">possibilité de combiner</text:p>
      <text:p text:style-name="P6">O_RWONLY | O_CREATE | O_TRUNC = 011100</text:p>
      <text:p text:style-name="P6"/>
      <text:p text:style-name="P6">O_RDONLY = 010000</text:p>
      <text:p text:style-name="P6">O_CREATE = 001000</text:p>
      <text:p text:style-name="P6">O_TRUNC = 000100</text:p>
      <text:p text:style-name="P6"/>
      <text:p text:style-name="P1"><text:span text:style-name="T2">«man open» → </text:span><text:span text:style-name="T5">pour avoir la liste des constantes</text:span></text:p>
      <text:p text:style-name="P7"/>
      <text:p text:style-name="P7"/>
      <text:p text:style-name="P10">Dans le Noyau (Kernel)</text:p>
      <text:p text:style-name="P10"/>
      <text:p text:style-name="P7">Tableau file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(0) entrée std</text:p>
          </table:table-cell>
        </table:table-row>
        <table:table-row>
          <table:table-cell table:style-name="Tableau1.A2" office:value-type="string">
            <text:p text:style-name="P4">(1) sortie std</text:p>
          </table:table-cell>
        </table:table-row>
        <table:table-row>
          <table:table-cell table:style-name="Tableau1.A2" office:value-type="string">
            <text:p text:style-name="P4">(2) sortie erreur</text:p>
          </table:table-cell>
        </table:table-row>
        <table:table-row>
          <table:table-cell table:style-name="Tableau1.A2" office:value-type="string">
            <text:p text:style-name="P4">(3) </text:p>
          </table:table-cell>
        </table:table-row>
        <table:table-row>
          <table:table-cell table:style-name="Tableau1.A2" office:value-type="string">
            <text:p text:style-name="P4">(4)</text:p>
          </table:table-cell>
        </table:table-row>
        <table:table-row>
          <table:table-cell table:style-name="Tableau1.A2" office:value-type="string">
            <text:p text:style-name="Table_20_Contents"/>
          </table:table-cell>
        </table:table-row>
      </table:table>
      <text:p text:style-name="P7"/>
      <text:p text:style-name="P7">À partir du 3 → ensemble de structures permettant à l’os de manipuler le fichier</text:p>
      <text:p text:style-name="P7"/>
      <text:p text:style-name="P11"><text:span text:style-name="T6">CREATION DE PROCESSUS :</text:span></text:p>
      <text:p text:style-name="P8"><text:span text:style-name="T7"/></text:p>
      <text:list xml:id="list1653127795604541946" text:style-name="L3">
        <text:list-item>
          <text:p text:style-name="P9"><text:span text:style-name="T7">Processus lourd : distinct du processus qui le créer : fork()</text:span></text:p>
        </text:list-item>
        <text:list-item>
          <text:p text:style-name="P9"><text:span text:style-name="T7">Processus léger : « sous_proccessus » d’un processus en cours d’éxecution : thread</text:span></text:p>
        </text:list-item>
      </text:list>
      <text:p text:style-name="P8"><text:span text:style-name="T7"/></text:p>
      <text:p text:style-name="P8"><text:span text:style-name="T8">fork() :</text:span><text:span text:style-name="T7"><office:annotation><dc:creator>Auteur inconnu</dc:creator><dc:date>2016-11-10T10:16:44.762952983</dc:date><text:p text:style-name="P12"><text:span text:style-name="T9">À voir en S4</text:span></text:p></office:annotatio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08:51:08.700947203</meta:creation-date>
    <dc:date>2016-11-10T10:17:16.650500353</dc:date>
    <meta:editing-duration>PT20M24S</meta:editing-duration>
    <meta:editing-cycles>3</meta:editing-cycles>
    <meta:generator>LibreOffice/5.1.4.2$Linux_X86_64 LibreOffice_project/10m0$Build-2</meta:generator>
    <meta:document-statistic meta:table-count="1" meta:image-count="0" meta:object-count="0" meta:page-count="2" meta:paragraph-count="25" meta:word-count="115" meta:character-count="634" meta:non-whitespace-character-count="525"/>
  </office:meta>
</office:document-meta>
</file>